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itkaSmall-Italic" svg:font-family="SitkaSmall-Italic"/>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34a6" officeooo:paragraph-rsid="000634a6"/>
    </style:style>
    <style:style style:name="P2" style:family="paragraph" style:parent-style-name="Standard">
      <style:text-properties fo:font-weight="bold" officeooo:rsid="000634a6" officeooo:paragraph-rsid="000634a6" style:font-weight-asian="bold" style:font-weight-complex="bold"/>
    </style:style>
    <style:style style:name="P3" style:family="paragraph" style:parent-style-name="Standard">
      <style:text-properties fo:font-weight="bold" officeooo:rsid="000634a6" officeooo:paragraph-rsid="000d9aea" style:font-weight-asian="bold" style:font-weight-complex="bold"/>
    </style:style>
    <style:style style:name="P4" style:family="paragraph" style:parent-style-name="Standard">
      <style:text-properties fo:font-weight="bold" officeooo:rsid="000b9092" officeooo:paragraph-rsid="000b9092" style:font-weight-asian="bold" style:font-weight-complex="bold"/>
    </style:style>
    <style:style style:name="P5" style:family="paragraph" style:parent-style-name="Standard">
      <style:text-properties fo:font-weight="bold" officeooo:rsid="000b9092" officeooo:paragraph-rsid="000bbd45" style:font-weight-asian="bold" style:font-weight-complex="bold"/>
    </style:style>
    <style:style style:name="P6" style:family="paragraph" style:parent-style-name="Standard">
      <style:text-properties fo:font-weight="bold" officeooo:rsid="000b9092" officeooo:paragraph-rsid="000d9aea" style:font-weight-asian="bold" style:font-weight-complex="bold"/>
    </style:style>
    <style:style style:name="P7" style:family="paragraph" style:parent-style-name="Standard">
      <style:text-properties fo:font-weight="bold" officeooo:rsid="000bbd45" officeooo:paragraph-rsid="000bbd45" style:font-weight-asian="bold" style:font-weight-complex="bold"/>
    </style:style>
    <style:style style:name="P8" style:family="paragraph" style:parent-style-name="Standard">
      <style:text-properties fo:font-weight="bold" officeooo:rsid="000bbd45" officeooo:paragraph-rsid="000d9aea" style:font-weight-asian="bold" style:font-weight-complex="bold"/>
    </style:style>
    <style:style style:name="P9" style:family="paragraph" style:parent-style-name="Standard">
      <style:text-properties fo:font-weight="bold" officeooo:rsid="000d9aea" officeooo:paragraph-rsid="000d9aea" style:font-weight-asian="bold" style:font-weight-complex="bold"/>
    </style:style>
    <style:style style:name="P10" style:family="paragraph" style:parent-style-name="Standard">
      <style:text-properties fo:font-weight="normal" officeooo:rsid="000783db" officeooo:paragraph-rsid="000887a0" style:font-weight-asian="normal" style:font-weight-complex="normal"/>
    </style:style>
    <style:style style:name="P11" style:family="paragraph" style:parent-style-name="Standard">
      <style:text-properties fo:font-weight="normal" officeooo:rsid="000b9092" officeooo:paragraph-rsid="000b9092" style:font-weight-asian="normal" style:font-weight-complex="normal"/>
    </style:style>
    <style:style style:name="P12" style:family="paragraph" style:parent-style-name="Standard">
      <style:text-properties fo:font-weight="bold" officeooo:rsid="000710a3" officeooo:paragraph-rsid="000bbd45" style:font-weight-asian="bold" style:font-weight-complex="bold"/>
    </style:style>
    <style:style style:name="P13" style:family="paragraph" style:parent-style-name="Standard">
      <style:text-properties fo:font-weight="bold" officeooo:rsid="000710a3" officeooo:paragraph-rsid="000d9aea" style:font-weight-asian="bold" style:font-weight-complex="bold"/>
    </style:style>
    <style:style style:name="P14" style:family="paragraph" style:parent-style-name="Standard">
      <style:text-properties fo:font-weight="bold" officeooo:rsid="000634a6" officeooo:paragraph-rsid="000bbd45" style:font-weight-asian="bold" style:font-weight-complex="bold"/>
    </style:style>
    <style:style style:name="P15" style:family="paragraph" style:parent-style-name="Standard">
      <style:text-properties fo:font-weight="bold" officeooo:rsid="0010990f" officeooo:paragraph-rsid="0010990f" style:font-weight-asian="bold" style:font-weight-complex="bold"/>
    </style:style>
    <style:style style:name="P16" style:family="paragraph" style:parent-style-name="Standard">
      <style:text-properties fo:font-weight="normal" officeooo:rsid="0010990f" officeooo:paragraph-rsid="0010990f" style:font-weight-asian="normal" style:font-weight-complex="normal"/>
    </style:style>
    <style:style style:name="P17" style:family="paragraph" style:parent-style-name="Standard">
      <style:text-properties fo:font-weight="normal" officeooo:rsid="00135019" officeooo:paragraph-rsid="00135019" style:font-weight-asian="normal" style:font-weight-complex="normal"/>
    </style:style>
    <style:style style:name="P18" style:family="paragraph" style:parent-style-name="Standard">
      <style:text-properties fo:font-variant="normal" fo:text-transform="none" fo:color="#000000" style:font-name="Liberation Serif" fo:font-size="11.25pt" fo:letter-spacing="normal" fo:font-style="normal" fo:font-weight="normal" officeooo:rsid="00142e9c" officeooo:paragraph-rsid="0015e701" style:font-weight-asian="bold" style:font-weight-complex="bold"/>
    </style:style>
    <style:style style:name="T1" style:family="text">
      <style:text-properties officeooo:rsid="0006897c"/>
    </style:style>
    <style:style style:name="T2" style:family="text">
      <style:text-properties officeooo:rsid="000710a3"/>
    </style:style>
    <style:style style:name="T3" style:family="text">
      <style:text-properties fo:font-weight="bold" officeooo:rsid="000710a3" style:font-weight-asian="bold" style:font-weight-complex="bold"/>
    </style:style>
    <style:style style:name="T4" style:family="text">
      <style:text-properties officeooo:rsid="000887a0"/>
    </style:style>
    <style:style style:name="T5" style:family="text">
      <style:text-properties fo:font-weight="normal" style:font-weight-asian="normal" style:font-weight-complex="normal"/>
    </style:style>
    <style:style style:name="T6" style:family="text">
      <style:text-properties fo:font-weight="normal" officeooo:rsid="0010990f" style:font-weight-asian="normal" style:font-weight-complex="normal"/>
    </style:style>
    <style:style style:name="T7" style:family="text">
      <style:text-properties fo:font-weight="normal" officeooo:rsid="00119f24" style:font-weight-asian="normal" style:font-weight-complex="normal"/>
    </style:style>
    <style:style style:name="T8" style:family="text">
      <style:text-properties fo:font-weight="normal" officeooo:rsid="00135019" style:font-weight-asian="normal" style:font-weight-complex="normal"/>
    </style:style>
    <style:style style:name="T9" style:family="text">
      <style:text-properties fo:font-weight="normal" officeooo:rsid="00141f8a" style:font-weight-asian="normal" style:font-weight-complex="normal"/>
    </style:style>
    <style:style style:name="T10" style:family="text">
      <style:text-properties officeooo:rsid="00119f24"/>
    </style:style>
    <style:style style:name="T11" style:family="text">
      <style:text-properties style:font-weight-asian="normal" style:font-weight-complex="normal"/>
    </style:style>
    <style:style style:name="T12" style:family="text">
      <style:text-properties officeooo:rsid="00141f8a" style:font-weight-asian="normal" style:font-weight-complex="normal"/>
    </style:style>
    <style:style style:name="T13" style:family="text">
      <style:text-properties officeooo:rsid="0015e70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NOVEL HYBRID SYSTEM FOR SKIN LESION DETECTION</text:p>
      <text:p text:style-name="P1"/>
      <text:p text:style-name="P2">Abstract</text:p>
      <text:p text:style-name="P1">In this paper , benign and malignant melanoma classifying <text:span text:style-name="T1">algorithm</text:span> <text:span text:style-name="T2">is shown which consists o four stages. For Pre-Processing median filter has been applied to remove noise,Segmentation is implemented by thresholding method,Features are extracted using WPT approach and reduced by PCA algorithm and for classification ANN and SVM algorithm has been used<text:line-break/></text:span><text:span text:style-name="T3">Method</text:span></text:p>
      <text:p text:style-name="P10">In Methodology at first image Acquisition technique is applied in which further ELM and dermoscopy imaging technique are used in one hundred images. Secondly, in image processing <text:s/>11x11 sized median filter is applied to avoid undesired spots. Contrast of images has been enha<text:span text:style-name="T4">n</text:span>ced to makes lesion edge prominent. Thirdly, in image segmentation the image first converted to black and white format then bound<text:span text:style-name="T4">ar</text:span>y tracing algorithm is applied by passing intensity value as threshold.</text:p>
      <text:p text:style-name="P10"><text:span text:style-name="T4">In fourth stage , features of images are obtained using WPT algorithm which is looking for changes in colors in different regions for detection .Due to very big size of feature vector obtained from this algorithm learning parameter will take more time for analysis ,To avoid this dimension of feature vector is reduced using PCA algorithm.</text:span><text:line-break/></text:p>
      <text:p text:style-name="P4">Result</text:p>
      <text:p text:style-name="P11">WPT results 85% and 91% accuracy by using different versions. With back-propagation <text:s/>neural network accuracy improved upto 5%</text:p>
      <text:p text:style-name="P11"/>
      <text:p text:style-name="P11"/>
      <text:p text:style-name="P7">LUNG NODULE CLASSIFICATION COMBINING RULE-BASED AND SVM</text:p>
      <text:p text:style-name="P7"/>
      <text:p text:style-name="P14">Abstract <text:span text:style-name="T5">: </text:span><text:span text:style-name="T6">Rule based SVM approach is implemented for classification of Lung Nodule</text:span></text:p>
      <text:p text:style-name="P15"><text:span text:style-name="T5">Steps include extraction of shape,gray and texture features that are used by SVM as an argument</text:span></text:p>
      <text:p text:style-name="P15"><text:span text:style-name="T5">without rule based omission and misclassification has low and high rates respectively and vice versa</text:span></text:p>
      <text:p text:style-name="P12">Method</text:p>
      <text:p text:style-name="P16">Due to different challenges involving structure of nodule, <text:s/>invisible gray in CT scan it makes doctor unable to identify affected region of nodule. Proposed solution method classif<text:span text:style-name="T10">y this</text:span> using SVM as an <text:span text:style-name="T10">arguement</text:span> of shape,texture,gray <text:span text:style-name="T10">features. Rule based SVM efficiency is also compared</text:span></text:p>
      <text:p text:style-name="P5">Result : <text:span text:style-name="T7">images that are used for classification is 512*512 and in 16bit Dicom format. Images are of three types isolated nodule of daimeter 8mm, nodule attached to blood vessel or lungs wall. Rule based,SVM, rule based SVM classification give 38% ,85.44% and 84.55% accuracy respectively</text:span></text:p>
      <text:p text:style-name="P5"/>
      <text:p text:style-name="P8">Performance comparison of artificial neural network and logistic regression</text:p>
      <text:p text:style-name="P8">model for differentiating lung nodules on CT scans</text:p>
      <text:p text:style-name="P3"/>
      <text:p text:style-name="P3"/>
      <text:p text:style-name="P3">Abstract : <text:span text:style-name="T8">The purpose of this paper is to compare results of ANN and LR approach for classification of benign and malignant </text:span><text:span text:style-name="T9">CT </text:span><text:span text:style-name="T8">images </text:span></text:p>
      <text:p text:style-name="P13">Method : <text:span text:style-name="T9">Methods involve study of database in which image description like no. of malignant or benign images, diameter if required region and patient history is clearly monitored.Secondly Radiological , Patient and nodule morphological features are used for classification</text:span></text:p>
      <text:p text:style-name="P18"><text:span text:style-name="T12">T</text:span><text:span text:style-name="T11">hree layer ANN used in which first layer as input of 12 features hidden layer based on experiments ouput layer give value between 0 to 1 by using sigmoid as activation function. Learning rate 0.4.Three Loss function uses three arugements calibration ,discrimination and clinical usefulness .</text:span><text:span text:style-name="T13">HL goodness-of-fit statistic model is used <text:s/>for Loss function</text:span></text:p>
      <text:p text:style-name="P6">Result</text:p>
      <text:p text:style-name="P6"/>
      <text:p text:style-name="P9">Lung Cancer Detection Using Image Processing Techniques</text:p>
      <text:p text:style-name="P17"><text:soft-page-break/>Image preparing strategies have been utilized broadly crosswise over therapeutic fields for tumor detection.This inquire about was separated into three phases including image upgrade, division and highlight extraction. Image upgrade systems which incorporate spatial area techniques and recurrence space strategies, with the mean to enhance the interpretability of pictures for human watchers. It uses Gabor channel, Fast Fourier change and auto upgrade. Gabor channel is a direct channel, characterized by symphonious capacity duplicated by Gaussian capacity. While Fourier change chips away at change of the picture in recurrence area. Image division part is utilized to find limits and to disentangle the picture with the objective of allocating marks to each pixel in a picture, bringing about an arrangement of fragments that cover the whole picture. Division calculations depend on the brokenness and similitude properties of picture forces. Image division should be possible through Thresholding methodology or Marker-Controlled Watershed Segmentation approach. Thresholding is a non-direct capacity which changes over a image into a paired image where levels are allocated to pixels above or beneath an edge. Marker-driven division strategy removes seeds that demonstrate nearness of articles or foundation at particular picture areas. In include extraction stage, calculations and methods are utilized to seclude wanted bits of a picture, generally done by Binarization or Masking approach. </text:p>
      <text:p text:style-name="P17"/>
      <text:p text:style-name="P17">The proposed strategy gives promising outcomes contrasted with different procedures. The primary distinguished highlights for precise picture correlation are pixel rate and veil mar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itkaSmall-Italic" svg:font-family="SitkaSmall-Italic"/>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01:33:57.569415323</meta:creation-date>
    <meta:editing-duration>PT1H4S</meta:editing-duration>
    <meta:editing-cycles>9</meta:editing-cycles>
    <meta:generator>LibreOffice/5.1.6.2$Linux_X86_64 LibreOffice_project/10m0$Build-2</meta:generator>
    <dc:date>2018-07-21T02:06:21.596554286</dc:date>
    <meta:document-statistic meta:table-count="0" meta:image-count="0" meta:object-count="0" meta:page-count="2" meta:paragraph-count="23" meta:word-count="731" meta:character-count="4910" meta:non-whitespace-character-count="4195"/>
  </office:meta>
</office:document-meta>
</file>